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mbre </text:p>
          </table:table-cell>
          <table:table-cell office:value-type="string">
            <text:p>Posición</text:p>
          </table:table-cell>
          <table:table-cell office:value-type="string">
            <text:p>Equipo</text:p>
          </table:table-cell>
        </table:table-row>
        <table:table-row table:style-name="ro1">
          <table:table-cell office:value-type="string">
            <text:p>Bradley Avery</text:p>
          </table:table-cell>
          <table:table-cell office:value-type="string">
            <text:p>B-E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Thomas Isaiah</text:p>
          </table:table-cell>
          <table:table-cell office:value-type="string">
            <text:p>B-E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Brown Jaylen</text:p>
          </table:table-cell>
          <table:table-cell office:value-type="string">
            <text:p>A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Jerebko Jonas</text:p>
          </table:table-cell>
          <table:table-cell office:value-type="string">
            <text:p>AP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Jackson Demetrius</text:p>
          </table:table-cell>
          <table:table-cell office:value-type="string">
            <text:p>B-E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Rozier Terry</text:p>
          </table:table-cell>
          <table:table-cell office:value-type="string">
            <text:p>B-E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Young James</text:p>
          </table:table-cell>
          <table:table-cell office:value-type="string">
            <text:p>E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Green Gerald</text:p>
          </table:table-cell>
          <table:table-cell office:value-type="string">
            <text:p>E-A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Smart Marcus</text:p>
          </table:table-cell>
          <table:table-cell office:value-type="string">
            <text:p>B-E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Olynyk Kelly</text:p>
          </table:table-cell>
          <table:table-cell office:value-type="string">
            <text:p>P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Horford Al</text:p>
          </table:table-cell>
          <table:table-cell office:value-type="string">
            <text:p>P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Zeller Tyler</text:p>
          </table:table-cell>
          <table:table-cell office:value-type="string">
            <text:p>P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Mickey Jordan</text:p>
          </table:table-cell>
          <table:table-cell office:value-type="string">
            <text:p>AP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Johnson Amir</text:p>
          </table:table-cell>
          <table:table-cell office:value-type="string">
            <text:p>AP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Crowder Jae</text:p>
          </table:table-cell>
          <table:table-cell office:value-type="string">
            <text:p>A</text:p>
          </table:table-cell>
          <table:table-cell office:value-type="string">
            <text:p>Celtics</text:p>
          </table:table-cell>
        </table:table-row>
        <table:table-row table:style-name="ro1">
          <table:table-cell office:value-type="string">
            <text:p>Love Kevin</text:p>
          </table:table-cell>
          <table:table-cell office:value-type="string">
            <text:p>AP-P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Jones James</text:p>
          </table:table-cell>
          <table:table-cell office:value-type="string">
            <text:p>E-A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Irving Kyrie</text:p>
          </table:table-cell>
          <table:table-cell office:value-type="string">
            <text:p>B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Williams Derrick</text:p>
          </table:table-cell>
          <table:table-cell office:value-type="string">
            <text:p>AP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Shumpert Iman</text:p>
          </table:table-cell>
          <table:table-cell office:value-type="string">
            <text:p>E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Smith J.R</text:p>
          </table:table-cell>
          <table:table-cell office:value-type="string">
            <text:p>E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Fyre Channing</text:p>
          </table:table-cell>
          <table:table-cell office:value-type="string">
            <text:p>AP-P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Standers Larry</text:p>
          </table:table-cell>
          <table:table-cell office:value-type="string">
            <text:p>AP-P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Thompon Tristan</text:p>
          </table:table-cell>
          <table:table-cell office:value-type="string">
            <text:p>AP-P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Liggins DeAndre</text:p>
          </table:table-cell>
          <table:table-cell office:value-type="string">
            <text:p>B-E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Felder Kay</text:p>
          </table:table-cell>
          <table:table-cell office:value-type="string">
            <text:p>B-E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James Lebron</text:p>
          </table:table-cell>
          <table:table-cell office:value-type="string">
            <text:p>A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Jefferson Richard</text:p>
          </table:table-cell>
          <table:table-cell office:value-type="string">
            <text:p>A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Korver Kyle</text:p>
          </table:table-cell>
          <table:table-cell office:value-type="string">
            <text:p>E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Williams Deron</text:p>
          </table:table-cell>
          <table:table-cell office:value-type="string">
            <text:p>B</text:p>
          </table:table-cell>
          <table:table-cell office:value-type="string">
            <text:p>Cavaliers</text:p>
          </table:table-cell>
        </table:table-row>
        <table:table-row table:style-name="ro1">
          <table:table-cell office:value-type="string">
            <text:p>Caboclo Bruno</text:p>
          </table:table-cell>
          <table:table-cell office:value-type="string">
            <text:p>A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Carroll DeMarre</text:p>
          </table:table-cell>
          <table:table-cell office:value-type="string">
            <text:p>A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DeRozan DeMar</text:p>
          </table:table-cell>
          <table:table-cell office:value-type="string">
            <text:p>E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Joseph Cory</text:p>
          </table:table-cell>
          <table:table-cell office:value-type="string">
            <text:p>B-E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Lowry Kyle</text:p>
          </table:table-cell>
          <table:table-cell office:value-type="string">
            <text:p>B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Nogueira Lucas</text:p>
          </table:table-cell>
          <table:table-cell office:value-type="string">
            <text:p>P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Patterson Patrick</text:p>
          </table:table-cell>
          <table:table-cell office:value-type="string">
            <text:p>AP-P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Poltl Jakob</text:p>
          </table:table-cell>
          <table:table-cell office:value-type="string">
            <text:p>AP-P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Powell Norman</text:p>
          </table:table-cell>
          <table:table-cell office:value-type="string">
            <text:p>B-E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Ibaka Serge</text:p>
          </table:table-cell>
          <table:table-cell office:value-type="string">
            <text:p>AP-P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Siakam Pascal</text:p>
          </table:table-cell>
          <table:table-cell office:value-type="string">
            <text:p>A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Sullinger Jared</text:p>
          </table:table-cell>
          <table:table-cell office:value-type="string">
            <text:p>AP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Valanciunas Jonas</text:p>
          </table:table-cell>
          <table:table-cell office:value-type="string">
            <text:p>P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VanVleet Fred</text:p>
          </table:table-cell>
          <table:table-cell office:value-type="string">
            <text:p>B-E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Wright Delon</text:p>
          </table:table-cell>
          <table:table-cell office:value-type="string">
            <text:p>B-E</text:p>
          </table:table-cell>
          <table:table-cell office:value-type="string">
            <text:p>Toronto Raptors</text:p>
          </table:table-cell>
        </table:table-row>
        <table:table-row table:style-name="ro1">
          <table:table-cell office:value-type="string">
            <text:p>Beal Bradley</text:p>
          </table:table-cell>
          <table:table-cell office:value-type="string">
            <text:p>E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Burke Trey</text:p>
          </table:table-cell>
          <table:table-cell office:value-type="string">
            <text:p>B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Gortat Marcin</text:p>
          </table:table-cell>
          <table:table-cell office:value-type="string">
            <text:p>P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House Danuel</text:p>
          </table:table-cell>
          <table:table-cell office:value-type="string">
            <text:p>B-E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Jennings Brandon</text:p>
          </table:table-cell>
          <table:table-cell office:value-type="string">
            <text:p>B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Mahinmi Ian</text:p>
          </table:table-cell>
          <table:table-cell office:value-type="string">
            <text:p>P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McClellan Sheldon</text:p>
          </table:table-cell>
          <table:table-cell office:value-type="string">
            <text:p>B-E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Morris Markieff</text:p>
          </table:table-cell>
          <table:table-cell office:value-type="string">
            <text:p>AP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Oubre Jr. Kelly</text:p>
          </table:table-cell>
          <table:table-cell office:value-type="string">
            <text:p>E-A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Ochefu Daniel</text:p>
          </table:table-cell>
          <table:table-cell office:value-type="string">
            <text:p>A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Porter Otto</text:p>
          </table:table-cell>
          <table:table-cell office:value-type="string">
            <text:p>A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Satoransky Tomas</text:p>
          </table:table-cell>
          <table:table-cell office:value-type="string">
            <text:p>E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Smith Jason</text:p>
          </table:table-cell>
          <table:table-cell office:value-type="string">
            <text:p>P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Thornton Marcus</text:p>
          </table:table-cell>
          <table:table-cell office:value-type="string">
            <text:p>B-E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Wall John</text:p>
          </table:table-cell>
          <table:table-cell office:value-type="string">
            <text:p>B</text:p>
          </table:table-cell>
          <table:table-cell office:value-type="string">
            <text:p>Washington Wizards</text:p>
          </table:table-cell>
        </table:table-row>
        <table:table-row table:style-name="ro1">
          <table:table-cell office:value-type="string">
            <text:p>Antetokounmpo Giannis</text:p>
          </table:table-cell>
          <table:table-cell office:value-type="string">
            <text:p>E-A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Beasley Michael</text:p>
          </table:table-cell>
          <table:table-cell office:value-type="string">
            <text:p>A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Brogdon Malcom</text:p>
          </table:table-cell>
          <table:table-cell office:value-type="string">
            <text:p>B-E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Dellavedova Matthew</text:p>
          </table:table-cell>
          <table:table-cell office:value-type="string">
            <text:p>B-E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Henson John</text:p>
          </table:table-cell>
          <table:table-cell office:value-type="string">
            <text:p>AP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Marker Thon</text:p>
          </table:table-cell>
          <table:table-cell office:value-type="string">
            <text:p>AP-P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Middleton Khris</text:p>
          </table:table-cell>
          <table:table-cell office:value-type="string">
            <text:p>A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Monroe Greg</text:p>
          </table:table-cell>
          <table:table-cell office:value-type="string">
            <text:p>P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Novak Steve</text:p>
          </table:table-cell>
          <table:table-cell office:value-type="string">
            <text:p>A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Parker Jabari</text:p>
          </table:table-cell>
          <table:table-cell office:value-type="string">
            <text:p>A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Plumlee Miles</text:p>
          </table:table-cell>
          <table:table-cell office:value-type="string">
            <text:p>P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Snell Tony</text:p>
          </table:table-cell>
          <table:table-cell office:value-type="string">
            <text:p>E-A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Teletovic Mirza</text:p>
          </table:table-cell>
          <table:table-cell office:value-type="string">
            <text:p>AP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Terry Jason</text:p>
          </table:table-cell>
          <table:table-cell office:value-type="string">
            <text:p>B-E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Vaughn Rashad</text:p>
          </table:table-cell>
          <table:table-cell office:value-type="string">
            <text:p>E</text:p>
          </table:table-cell>
          <table:table-cell office:value-type="string">
            <text:p>Milwaukee Bucks</text:p>
          </table:table-cell>
        </table:table-row>
        <table:table-row table:style-name="ro1">
          <table:table-cell office:value-type="string">
            <text:p>Bazemore Kent</text:p>
          </table:table-cell>
          <table:table-cell office:value-type="string">
            <text:p>B-E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Bembry DeAndre</text:p>
          </table:table-cell>
          <table:table-cell office:value-type="string">
            <text:p>A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Calderon Jose Manuel</text:p>
          </table:table-cell>
          <table:table-cell office:value-type="string">
            <text:p>B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Delaney Malcom</text:p>
          </table:table-cell>
          <table:table-cell office:value-type="string">
            <text:p>B-E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Dunleavy Mike</text:p>
          </table:table-cell>
          <table:table-cell office:value-type="string">
            <text:p>E-A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Hardaway Jr. Tim</text:p>
          </table:table-cell>
          <table:table-cell office:value-type="string">
            <text:p>E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Howard Dwight</text:p>
          </table:table-cell>
          <table:table-cell office:value-type="string">
            <text:p>P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Humphries Kris</text:p>
          </table:table-cell>
          <table:table-cell office:value-type="string">
            <text:p>AP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Kelly Ryan</text:p>
          </table:table-cell>
          <table:table-cell office:value-type="string">
            <text:p>A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Millsap Paul</text:p>
          </table:table-cell>
          <table:table-cell office:value-type="string">
            <text:p>A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Muscala Mike</text:p>
          </table:table-cell>
          <table:table-cell office:value-type="string">
            <text:p>P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Prince Taurean</text:p>
          </table:table-cell>
          <table:table-cell office:value-type="string">
            <text:p>A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Schroder Dennis</text:p>
          </table:table-cell>
          <table:table-cell office:value-type="string">
            <text:p>B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Scott Mike</text:p>
          </table:table-cell>
          <table:table-cell office:value-type="string">
            <text:p>A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Sefolosha Thabo</text:p>
          </table:table-cell>
          <table:table-cell office:value-type="string">
            <text:p>B-E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Splitter Tiago</text:p>
          </table:table-cell>
          <table:table-cell office:value-type="string">
            <text:p>P</text:p>
          </table:table-cell>
          <table:table-cell office:value-type="string">
            <text:p>Atlanta Hawks</text:p>
          </table:table-cell>
        </table:table-row>
        <table:table-row table:style-name="ro1">
          <table:table-cell office:value-type="string">
            <text:p>Butler Jimmy</text:p>
          </table:table-cell>
          <table:table-cell office:value-type="string">
            <text:p>E-A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Canaan Isaiah</text:p>
          </table:table-cell>
          <table:table-cell office:value-type="string">
            <text:p>B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Carter-Williams Michael</text:p>
          </table:table-cell>
          <table:table-cell office:value-type="string">
            <text:p>B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Felicio Cristiano</text:p>
          </table:table-cell>
          <table:table-cell office:value-type="string">
            <text:p>AP-P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Gibson Taj</text:p>
          </table:table-cell>
          <table:table-cell office:value-type="string">
            <text:p>AP-P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Grant Jerian</text:p>
          </table:table-cell>
          <table:table-cell office:value-type="string">
            <text:p>B-E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Lauvergne Joffrey</text:p>
          </table:table-cell>
          <table:table-cell office:value-type="string">
            <text:p>AP-P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Lopez Robin</text:p>
          </table:table-cell>
          <table:table-cell office:value-type="string">
            <text:p>P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McDermott Doug</text:p>
          </table:table-cell>
          <table:table-cell office:value-type="string">
            <text:p>A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Mirotic Nikola</text:p>
          </table:table-cell>
          <table:table-cell office:value-type="string">
            <text:p>AP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Portis Bobby</text:p>
          </table:table-cell>
          <table:table-cell office:value-type="string">
            <text:p>AP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Rondo Rajon</text:p>
          </table:table-cell>
          <table:table-cell office:value-type="string">
            <text:p>B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Valentine Denzel</text:p>
          </table:table-cell>
          <table:table-cell office:value-type="string">
            <text:p>E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Wade Dwyane</text:p>
          </table:table-cell>
          <table:table-cell office:value-type="string">
            <text:p>E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Zipser Paul</text:p>
          </table:table-cell>
          <table:table-cell office:value-type="string">
            <text:p>A</text:p>
          </table:table-cell>
          <table:table-cell office:value-type="string">
            <text:p>Chicago Bulls</text:p>
          </table:table-cell>
        </table:table-row>
        <table:table-row table:style-name="ro1">
          <table:table-cell office:value-type="string">
            <text:p>Babbit Luke</text:p>
          </table:table-cell>
          <table:table-cell office:value-type="string">
            <text:p>A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Bosh Chris</text:p>
          </table:table-cell>
          <table:table-cell office:value-type="string">
            <text:p>AP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Dragic Goran</text:p>
          </table:table-cell>
          <table:table-cell office:value-type="string">
            <text:p>B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Ellington Wayne</text:p>
          </table:table-cell>
          <table:table-cell office:value-type="string">
            <text:p>B-E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Haslem Udonis</text:p>
          </table:table-cell>
          <table:table-cell office:value-type="string">
            <text:p>AP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Johnson James</text:p>
          </table:table-cell>
          <table:table-cell office:value-type="string">
            <text:p>A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Johnson Tyler</text:p>
          </table:table-cell>
          <table:table-cell office:value-type="string">
            <text:p>B-E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McRoberts Josh</text:p>
          </table:table-cell>
          <table:table-cell office:value-type="string">
            <text:p>AP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Reed Willie</text:p>
          </table:table-cell>
          <table:table-cell office:value-type="string">
            <text:p>AP-P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Richardson Josh</text:p>
          </table:table-cell>
          <table:table-cell office:value-type="string">
            <text:p>B-E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Waiters Dion</text:p>
          </table:table-cell>
          <table:table-cell office:value-type="string">
            <text:p>E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Whiteside Hassan</text:p>
          </table:table-cell>
          <table:table-cell office:value-type="string">
            <text:p>P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Williams Derrick</text:p>
          </table:table-cell>
          <table:table-cell office:value-type="string">
            <text:p>A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Winslow Justise</text:p>
          </table:table-cell>
          <table:table-cell office:value-type="string">
            <text:p>A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McGruder Rodney</text:p>
          </table:table-cell>
          <table:table-cell office:value-type="string">
            <text:p>B-E</text:p>
          </table:table-cell>
          <table:table-cell office:value-type="string">
            <text:p>Miami Heat</text:p>
          </table:table-cell>
        </table:table-row>
        <table:table-row table:style-name="ro1">
          <table:table-cell office:value-type="string">
            <text:p>Allen Lavoy</text:p>
          </table:table-cell>
          <table:table-cell office:value-type="string">
            <text:p>AP-P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Brooks Aaron</text:p>
          </table:table-cell>
          <table:table-cell office:value-type="string">
            <text:p>B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Christmas Rakeem</text:p>
          </table:table-cell>
          <table:table-cell office:value-type="string">
            <text:p>AP-P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Ellis Monta</text:p>
          </table:table-cell>
          <table:table-cell office:value-type="string">
            <text:p>E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George Paul</text:p>
          </table:table-cell>
          <table:table-cell office:value-type="string">
            <text:p>E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Jefferson Al</text:p>
          </table:table-cell>
          <table:table-cell office:value-type="string">
            <text:p>P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Miles C.J</text:p>
          </table:table-cell>
          <table:table-cell office:value-type="string">
            <text:p>E-A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Niang Georges</text:p>
          </table:table-cell>
          <table:table-cell office:value-type="string">
            <text:p>A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Robinson III Glenn</text:p>
          </table:table-cell>
          <table:table-cell office:value-type="string">
            <text:p>A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Seraphin, Kevin</text:p>
          </table:table-cell>
          <table:table-cell office:value-type="string">
            <text:p>AP-P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Stuckey, Rodney</text:p>
          </table:table-cell>
          <table:table-cell office:value-type="string">
            <text:p>B-E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Teague Jeff</text:p>
          </table:table-cell>
          <table:table-cell office:value-type="string">
            <text:p>B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Turner Myles</text:p>
          </table:table-cell>
          <table:table-cell office:value-type="string">
            <text:p>P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Young Joseph</text:p>
          </table:table-cell>
          <table:table-cell office:value-type="string">
            <text:p>B-E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Young Thaddeus</text:p>
          </table:table-cell>
          <table:table-cell office:value-type="string">
            <text:p>AP</text:p>
          </table:table-cell>
          <table:table-cell office:value-type="string">
            <text:p>Indiana Pacers</text:p>
          </table:table-cell>
        </table:table-row>
        <table:table-row table:style-name="ro1">
          <table:table-cell office:value-type="string">
            <text:p>Andersen Chris</text:p>
          </table:table-cell>
          <table:table-cell office:value-type="string">
            <text:p>AP-P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Batum Nicolas</text:p>
          </table:table-cell>
          <table:table-cell office:value-type="string">
            <text:p>E-A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Belinelli Marco</text:p>
          </table:table-cell>
          <table:table-cell office:value-type="string">
            <text:p>E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Graham Treveon</text:p>
          </table:table-cell>
          <table:table-cell office:value-type="string">
            <text:p>E-A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Harrison Aaron</text:p>
          </table:table-cell>
          <table:table-cell office:value-type="string">
            <text:p>E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Hawes Spencer</text:p>
          </table:table-cell>
          <table:table-cell office:value-type="string">
            <text:p>P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Hibbert Roy</text:p>
          </table:table-cell>
          <table:table-cell office:value-type="string">
            <text:p>P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Kaminsky Frank</text:p>
          </table:table-cell>
          <table:table-cell office:value-type="string">
            <text:p>P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Kidd-Gilchrist Michael</text:p>
          </table:table-cell>
          <table:table-cell office:value-type="string">
            <text:p>A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Lamb Jeremy</text:p>
          </table:table-cell>
          <table:table-cell office:value-type="string">
            <text:p>B-E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Roberts Brian</text:p>
          </table:table-cell>
          <table:table-cell office:value-type="string">
            <text:p>B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Sessions Ramon</text:p>
          </table:table-cell>
          <table:table-cell office:value-type="string">
            <text:p>B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Walker Kemba</text:p>
          </table:table-cell>
          <table:table-cell office:value-type="string">
            <text:p>B-E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Williams Marvin</text:p>
          </table:table-cell>
          <table:table-cell office:value-type="string">
            <text:p>A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Wood Christian</text:p>
          </table:table-cell>
          <table:table-cell office:value-type="string">
            <text:p>AP</text:p>
          </table:table-cell>
          <table:table-cell office:value-type="string">
            <text:p>Charlotte Hornets</text:p>
          </table:table-cell>
        </table:table-row>
        <table:table-row table:style-name="ro1">
          <table:table-cell office:value-type="string">
            <text:p>Zeller Cody</text:p>
          </table:table-cell>
          <table:table-cell office:value-type="string">
            <text:p>AP-P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Anthony Carmelo</text:p>
          </table:table-cell>
          <table:table-cell office:value-type="string">
            <text:p>A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Baker Ron</text:p>
          </table:table-cell>
          <table:table-cell office:value-type="string">
            <text:p>B-E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Hernangomez Willy</text:p>
          </table:table-cell>
          <table:table-cell office:value-type="string">
            <text:p>P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Holiday Justin</text:p>
          </table:table-cell>
          <table:table-cell office:value-type="string">
            <text:p>E-A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Kuzminskas Mindaugas</text:p>
          </table:table-cell>
          <table:table-cell office:value-type="string">
            <text:p>A</text:p>
          </table:table-cell>
          <table:table-cell table:style-name="ce1" office:value-type="string">
            <text:p>New York Knicks</text:p>
          </table:table-cell>
        </table:table-row>
        <table:table-row table:style-name="ro1">
          <table:table-cell office:value-type="string">
            <text:p>Lee Courtney</text:p>
          </table:table-cell>
          <table:table-cell office:value-type="string">
            <text:p>E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Ndour Maurice</text:p>
          </table:table-cell>
          <table:table-cell office:value-type="string">
            <text:p>A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Noah Joakim</text:p>
          </table:table-cell>
          <table:table-cell office:value-type="string">
            <text:p>P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Oquin Kyle</text:p>
          </table:table-cell>
          <table:table-cell office:value-type="string">
            <text:p>AP-P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Plumlee Marshall</text:p>
          </table:table-cell>
          <table:table-cell office:value-type="string">
            <text:p>P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Porzingis Kristaps</text:p>
          </table:table-cell>
          <table:table-cell office:value-type="string">
            <text:p>AP-P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Randle Chasson</text:p>
          </table:table-cell>
          <table:table-cell office:value-type="string">
            <text:p>B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Rose Derrick</text:p>
          </table:table-cell>
          <table:table-cell office:value-type="string">
            <text:p>B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Thomas Lance</text:p>
          </table:table-cell>
          <table:table-cell office:value-type="string">
            <text:p>A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Vujacic Sasha</text:p>
          </table:table-cell>
          <table:table-cell office:value-type="string">
            <text:p>E</text:p>
          </table:table-cell>
          <table:table-cell office:value-type="string">
            <text:p>New York Knicks</text:p>
          </table:table-cell>
        </table:table-row>
        <table:table-row table:style-name="ro1">
          <table:table-cell office:value-type="string">
            <text:p>Baynes Aron</text:p>
          </table:table-cell>
          <table:table-cell office:value-type="string">
            <text:p>AP-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Bullock Reggie</text:p>
          </table:table-cell>
          <table:table-cell office:value-type="string">
            <text:p>E-A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Caldwell-Pope Kentavious</text:p>
          </table:table-cell>
          <table:table-cell office:value-type="string">
            <text:p>B-E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Drummond Andre</text:p>
          </table:table-cell>
          <table:table-cell office:value-type="string">
            <text:p>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Ellenson Henry</text:p>
          </table:table-cell>
          <table:table-cell office:value-type="string">
            <text:p>A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Gbinjie Michael</text:p>
          </table:table-cell>
          <table:table-cell office:value-type="string">
            <text:p>B-E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Harris Tobias</text:p>
          </table:table-cell>
          <table:table-cell office:value-type="string">
            <text:p>A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Hilliard Darrun</text:p>
          </table:table-cell>
          <table:table-cell office:value-type="string">
            <text:p>E-A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Jackson Reggie</text:p>
          </table:table-cell>
          <table:table-cell office:value-type="string">
            <text:p>B-E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Johnson Stanley</text:p>
          </table:table-cell>
          <table:table-cell office:value-type="string">
            <text:p>A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Leuer Jon</text:p>
          </table:table-cell>
          <table:table-cell office:value-type="string">
            <text:p>AP-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Marjanovic Borban</text:p>
          </table:table-cell>
          <table:table-cell office:value-type="string">
            <text:p>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Morris Marcus</text:p>
          </table:table-cell>
          <table:table-cell office:value-type="string">
            <text:p>AP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Smith Ish</text:p>
          </table:table-cell>
          <table:table-cell office:value-type="string">
            <text:p>B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Udrih Beno</text:p>
          </table:table-cell>
          <table:table-cell office:value-type="string">
            <text:p>B-E</text:p>
          </table:table-cell>
          <table:table-cell office:value-type="string">
            <text:p>Detroit Piston</text:p>
          </table:table-cell>
        </table:table-row>
        <table:table-row table:style-name="ro1">
          <table:table-cell office:value-type="string">
            <text:p>Anderson Justin</text:p>
          </table:table-cell>
          <table:table-cell office:value-type="string">
            <text:p>G-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Bayless Jerryd</text:p>
          </table:table-cell>
          <table:table-cell office:value-type="string">
            <text:p>G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Covington Robert</text:p>
          </table:table-cell>
          <table:table-cell office:value-type="string">
            <text:p>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Embiid Joel</text:p>
          </table:table-cell>
          <table:table-cell office:value-type="string">
            <text:p>C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Henderson Gerald</text:p>
          </table:table-cell>
          <table:table-cell office:value-type="string">
            <text:p>G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Holmes Richaun</text:p>
          </table:table-cell>
          <table:table-cell office:value-type="string">
            <text:p>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Long Shawn</text:p>
          </table:table-cell>
          <table:table-cell office:value-type="string">
            <text:p>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Luwawu-Cabarrot Timothe</text:p>
          </table:table-cell>
          <table:table-cell office:value-type="string">
            <text:p>G-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McConnell T.J</text:p>
          </table:table-cell>
          <table:table-cell office:value-type="string">
            <text:p>G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Okafor Jahlil</text:p>
          </table:table-cell>
          <table:table-cell office:value-type="string">
            <text:p>C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Poythress Alex</text:p>
          </table:table-cell>
          <table:table-cell office:value-type="string">
            <text:p>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Rodriguez Sergio</text:p>
          </table:table-cell>
          <table:table-cell office:value-type="string">
            <text:p>G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Saric Dario</text:p>
          </table:table-cell>
          <table:table-cell office:value-type="string">
            <text:p>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Simmons Ben</text:p>
          </table:table-cell>
          <table:table-cell office:value-type="string">
            <text:p>F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Splitter Tiago</text:p>
          </table:table-cell>
          <table:table-cell office:value-type="string">
            <text:p>F-C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Stauskas Nik</text:p>
          </table:table-cell>
          <table:table-cell office:value-type="string">
            <text:p>G</text:p>
          </table:table-cell>
          <table:table-cell office:value-type="string">
            <text:p>Philadelphia 76ers</text:p>
          </table:table-cell>
        </table:table-row>
        <table:table-row table:style-name="ro1">
          <table:table-cell office:value-type="string">
            <text:p>Augustin D.J</text:p>
          </table:table-cell>
          <table:table-cell office:value-type="string">
            <text:p>G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Biyombo Bismack</text:p>
          </table:table-cell>
          <table:table-cell office:value-type="string">
            <text:p>C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Forunier Evan</text:p>
          </table:table-cell>
          <table:table-cell office:value-type="string">
            <text:p>G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Garino Patricio</text:p>
          </table:table-cell>
          <table:table-cell office:value-type="string">
            <text:p>G-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Georges-Hunt Marcus</text:p>
          </table:table-cell>
          <table:table-cell office:value-type="string">
            <text:p>G-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Gordon Aaron</text:p>
          </table:table-cell>
          <table:table-cell office:value-type="string">
            <text:p>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Green Jeff</text:p>
          </table:table-cell>
          <table:table-cell office:value-type="string">
            <text:p>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Hezonja Mario</text:p>
          </table:table-cell>
          <table:table-cell office:value-type="string">
            <text:p>G-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Meeks Jodie</text:p>
          </table:table-cell>
          <table:table-cell office:value-type="string">
            <text:p>G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Payton Elfrid</text:p>
          </table:table-cell>
          <table:table-cell office:value-type="string">
            <text:p>G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Ross Terrence</text:p>
          </table:table-cell>
          <table:table-cell office:value-type="string">
            <text:p>G-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Rudez Damjan</text:p>
          </table:table-cell>
          <table:table-cell office:value-type="string">
            <text:p>F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Vucevic Nikola</text:p>
          </table:table-cell>
          <table:table-cell office:value-type="string">
            <text:p>C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Watson C.J</text:p>
          </table:table-cell>
          <table:table-cell office:value-type="string">
            <text:p>G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Zimmerman Stephen</text:p>
          </table:table-cell>
          <table:table-cell office:value-type="string">
            <text:p>C</text:p>
          </table:table-cell>
          <table:table-cell office:value-type="string">
            <text:p>Orlando Magic</text:p>
          </table:table-cell>
        </table:table-row>
        <table:table-row table:style-name="ro1">
          <table:table-cell office:value-type="string">
            <text:p>Acy Quincy</text:p>
          </table:table-cell>
          <table:table-cell office:value-type="string">
            <text:p>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Booker Trevor</text:p>
          </table:table-cell>
          <table:table-cell office:value-type="string">
            <text:p>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Dinwiddie Spencer</text:p>
          </table:table-cell>
          <table:table-cell office:value-type="string">
            <text:p>G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Foye Randy</text:p>
          </table:table-cell>
          <table:table-cell office:value-type="string">
            <text:p>G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Goodwin Archie</text:p>
          </table:table-cell>
          <table:table-cell office:value-type="string">
            <text:p>G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Hamilton Justin</text:p>
          </table:table-cell>
          <table:table-cell office:value-type="string">
            <text:p>C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Harris Joe</text:p>
          </table:table-cell>
          <table:table-cell office:value-type="string">
            <text:p>G-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Hollis-Jefferson Rondae</text:p>
          </table:table-cell>
          <table:table-cell office:value-type="string">
            <text:p>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Kilpatrick Sean</text:p>
          </table:table-cell>
          <table:table-cell office:value-type="string">
            <text:p>G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Levert Caris</text:p>
          </table:table-cell>
          <table:table-cell office:value-type="string">
            <text:p>G-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Lin Jeremy</text:p>
          </table:table-cell>
          <table:table-cell office:value-type="string">
            <text:p>G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Lopez Brook</text:p>
          </table:table-cell>
          <table:table-cell office:value-type="string">
            <text:p>C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McDaniels K.J</text:p>
          </table:table-cell>
          <table:table-cell office:value-type="string">
            <text:p>G-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Nicholson Andrew</text:p>
          </table:table-cell>
          <table:table-cell office:value-type="string">
            <text:p>F</text:p>
          </table:table-cell>
          <table:table-cell office:value-type="string">
            <text:p>Brooklyn Nets</text:p>
          </table:table-cell>
        </table:table-row>
        <table:table-row table:style-name="ro1">
          <table:table-cell office:value-type="string">
            <text:p>Whiteside Iasiah</text:p>
          </table:table-cell>
          <table:table-cell office:value-type="string">
            <text:p>G</text:p>
          </table:table-cell>
          <table:table-cell office:value-type="string">
            <text:p>Brooklyn Nets</text:p>
          </table:table-cell>
        </table:table-row>
        <table:table-row table:style-name="ro2">
          <table:table-cell office:value-type="string">
            <text:p>Barnes Matt</text:p>
          </table:table-cell>
          <table:table-cell office:value-type="string">
            <text:p>A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Clark Ian</text:p>
          </table:table-cell>
          <table:table-cell office:value-type="string">
            <text:p>B-E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Curry Stephen</text:p>
          </table:table-cell>
          <table:table-cell office:value-type="string">
            <text:p>B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Durant Kevin</text:p>
          </table:table-cell>
          <table:table-cell office:value-type="string">
            <text:p>A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Green Draymond</text:p>
          </table:table-cell>
          <table:table-cell office:value-type="string">
            <text:p>A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Iguadola Andre</text:p>
          </table:table-cell>
          <table:table-cell office:value-type="string">
            <text:p>E-A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Jones Damian</text:p>
          </table:table-cell>
          <table:table-cell office:value-type="string">
            <text:p>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Livingston Shaun</text:p>
          </table:table-cell>
          <table:table-cell office:value-type="string">
            <text:p>B-E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Looney Kevon</text:p>
          </table:table-cell>
          <table:table-cell office:value-type="string">
            <text:p>A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McAdoo James Michael</text:p>
          </table:table-cell>
          <table:table-cell office:value-type="string">
            <text:p>A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McCaw Patrick</text:p>
          </table:table-cell>
          <table:table-cell office:value-type="string">
            <text:p>B-E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McGee JaVale</text:p>
          </table:table-cell>
          <table:table-cell office:value-type="string">
            <text:p>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Pachulia Zaza</text:p>
          </table:table-cell>
          <table:table-cell office:value-type="string">
            <text:p>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Thompson Klay</text:p>
          </table:table-cell>
          <table:table-cell office:value-type="string">
            <text:p>E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West David</text:p>
          </table:table-cell>
          <table:table-cell office:value-type="string">
            <text:p>AP</text:p>
          </table:table-cell>
          <table:table-cell office:value-type="string">
            <text:p>Golden State Warriors</text:p>
          </table:table-cell>
        </table:table-row>
        <table:table-row table:style-name="ro2">
          <table:table-cell office:value-type="string">
            <text:p>Aldridge LaMarcus</text:p>
          </table:table-cell>
          <table:table-cell office:value-type="string">
            <text:p>AP-P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Anderson Kyle</text:p>
          </table:table-cell>
          <table:table-cell office:value-type="string">
            <text:p>A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Anthony Joel</text:p>
          </table:table-cell>
          <table:table-cell office:value-type="string">
            <text:p>AP-P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Bertans Davis</text:p>
          </table:table-cell>
          <table:table-cell office:value-type="string">
            <text:p>AP-P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Dedmon Dewayne</text:p>
          </table:table-cell>
          <table:table-cell office:value-type="string">
            <text:p>P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Forbes Bryn</text:p>
          </table:table-cell>
          <table:table-cell office:value-type="string">
            <text:p>B-E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Gasol Pau</text:p>
          </table:table-cell>
          <table:table-cell office:value-type="string">
            <text:p>P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Ginobili Manu</text:p>
          </table:table-cell>
          <table:table-cell office:value-type="string">
            <text:p>E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Green Danny</text:p>
          </table:table-cell>
          <table:table-cell office:value-type="string">
            <text:p>E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Lee David</text:p>
          </table:table-cell>
          <table:table-cell office:value-type="string">
            <text:p>AP-P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Leonard Kawhi</text:p>
          </table:table-cell>
          <table:table-cell office:value-type="string">
            <text:p>A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Mills Patty</text:p>
          </table:table-cell>
          <table:table-cell office:value-type="string">
            <text:p>B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Murray Dejounte</text:p>
          </table:table-cell>
          <table:table-cell office:value-type="string">
            <text:p>B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Parker Tony</text:p>
          </table:table-cell>
          <table:table-cell office:value-type="string">
            <text:p>B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Jonathon Simmons</text:p>
          </table:table-cell>
          <table:table-cell office:value-type="string">
            <text:p>E</text:p>
          </table:table-cell>
          <table:table-cell office:value-type="string">
            <text:p>San Antonio Spurs</text:p>
          </table:table-cell>
        </table:table-row>
        <table:table-row table:style-name="ro2">
          <table:table-cell office:value-type="string">
            <text:p>Anderson Ryan</text:p>
          </table:table-cell>
          <table:table-cell office:value-type="string">
            <text:p>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Ariza Trevor</text:p>
          </table:table-cell>
          <table:table-cell office:value-type="string">
            <text:p>E-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Beverley Patrick</text:p>
          </table:table-cell>
          <table:table-cell office:value-type="string">
            <text:p>B-E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Brewer Corey</text:p>
          </table:table-cell>
          <table:table-cell office:value-type="string">
            <text:p>E-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Brown Bobby</text:p>
          </table:table-cell>
          <table:table-cell office:value-type="string">
            <text:p>B-E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Capela Clint</text:p>
          </table:table-cell>
          <table:table-cell office:value-type="string">
            <text:p>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Dekker Sam</text:p>
          </table:table-cell>
          <table:table-cell office:value-type="string">
            <text:p>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Ennis Tyler</text:p>
          </table:table-cell>
          <table:table-cell office:value-type="string">
            <text:p>B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Gordon Eric</text:p>
          </table:table-cell>
          <table:table-cell office:value-type="string">
            <text:p>E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Harden James</text:p>
          </table:table-cell>
          <table:table-cell office:value-type="string">
            <text:p>E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Harrell Montrezl</text:p>
          </table:table-cell>
          <table:table-cell office:value-type="string">
            <text:p>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Nene </text:p>
          </table:table-cell>
          <table:table-cell office:value-type="string">
            <text:p>P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Onuaku Chinanu</text:p>
          </table:table-cell>
          <table:table-cell office:value-type="string">
            <text:p>P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Wiltjer Kyle</text:p>
          </table:table-cell>
          <table:table-cell office:value-type="string">
            <text:p>A</text:p>
          </table:table-cell>
          <table:table-cell office:value-type="string">
            <text:p>Houston Rockets</text:p>
          </table:table-cell>
        </table:table-row>
        <table:table-row table:style-name="ro2">
          <table:table-cell office:value-type="string">
            <text:p>Bolomboy Joel</text:p>
          </table:table-cell>
          <table:table-cell office:value-type="string">
            <text:p>AP-P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Burks Alec</text:p>
          </table:table-cell>
          <table:table-cell office:value-type="string">
            <text:p>B-E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Diaw Boris</text:p>
          </table:table-cell>
          <table:table-cell office:value-type="string">
            <text:p>AP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Exum Dante</text:p>
          </table:table-cell>
          <table:table-cell office:value-type="string">
            <text:p>B-E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Favors Derrick</text:p>
          </table:table-cell>
          <table:table-cell office:value-type="string">
            <text:p>AP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Gobert Rudy</text:p>
          </table:table-cell>
          <table:table-cell office:value-type="string">
            <text:p>P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Havyward Gordon</text:p>
          </table:table-cell>
          <table:table-cell office:value-type="string">
            <text:p>E-A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Hill George</text:p>
          </table:table-cell>
          <table:table-cell office:value-type="string">
            <text:p>B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Hood Rodney</text:p>
          </table:table-cell>
          <table:table-cell office:value-type="string">
            <text:p>A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Ingles Joe</text:p>
          </table:table-cell>
          <table:table-cell office:value-type="string">
            <text:p>E-A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Jhonson Joe</text:p>
          </table:table-cell>
          <table:table-cell office:value-type="string">
            <text:p>A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Lyles Trey</text:p>
          </table:table-cell>
          <table:table-cell office:value-type="string">
            <text:p>A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Mack Shelvin</text:p>
          </table:table-cell>
          <table:table-cell office:value-type="string">
            <text:p>B-E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Neto Raulzinho</text:p>
          </table:table-cell>
          <table:table-cell office:value-type="string">
            <text:p>B-E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Withey Jeff</text:p>
          </table:table-cell>
          <table:table-cell office:value-type="string">
            <text:p>P</text:p>
          </table:table-cell>
          <table:table-cell office:value-type="string">
            <text:p>Utah Jazz</text:p>
          </table:table-cell>
        </table:table-row>
        <table:table-row table:style-name="ro2">
          <table:table-cell office:value-type="string">
            <text:p>Anderson Alan</text:p>
          </table:table-cell>
          <table:table-cell office:value-type="string">
            <text:p>A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Bass Brandon</text:p>
          </table:table-cell>
          <table:table-cell office:value-type="string">
            <text:p>A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Crawford Jamal</text:p>
          </table:table-cell>
          <table:table-cell office:value-type="string">
            <text:p>E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Felton Raymond</text:p>
          </table:table-cell>
          <table:table-cell office:value-type="string">
            <text:p>B-E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Griffin Blake</text:p>
          </table:table-cell>
          <table:table-cell office:value-type="string">
            <text:p>AP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Johnson Wesley</text:p>
          </table:table-cell>
          <table:table-cell office:value-type="string">
            <text:p>A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Jordan DeAndre</text:p>
          </table:table-cell>
          <table:table-cell office:value-type="string">
            <text:p>P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Mbah a Moute Luc</text:p>
          </table:table-cell>
          <table:table-cell office:value-type="string">
            <text:p>A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Paul Chris</text:p>
          </table:table-cell>
          <table:table-cell office:value-type="string">
            <text:p>B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Pierce Paul</text:p>
          </table:table-cell>
          <table:table-cell office:value-type="string">
            <text:p>A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Redick JJ</text:p>
          </table:table-cell>
          <table:table-cell office:value-type="string">
            <text:p>E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Rivers Austin</text:p>
          </table:table-cell>
          <table:table-cell office:value-type="string">
            <text:p>B-E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Speights Marreese</text:p>
          </table:table-cell>
          <table:table-cell office:value-type="string">
            <text:p>AP-P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Stone Diamond</text:p>
          </table:table-cell>
          <table:table-cell office:value-type="string">
            <text:p>AP-P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Johnson Brice</text:p>
          </table:table-cell>
          <table:table-cell office:value-type="string">
            <text:p>A</text:p>
          </table:table-cell>
          <table:table-cell office:value-type="string">
            <text:p>L.A Clippers</text:p>
          </table:table-cell>
        </table:table-row>
        <table:table-row table:style-name="ro2">
          <table:table-cell office:value-type="string">
            <text:p>Abrines Alex</text:p>
          </table:table-cell>
          <table:table-cell office:value-type="string">
            <text:p>E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Adams Steven</text:p>
          </table:table-cell>
          <table:table-cell office:value-type="string">
            <text:p>P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Christon Semaj</text:p>
          </table:table-cell>
          <table:table-cell office:value-type="string">
            <text:p>B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Cole Norris</text:p>
          </table:table-cell>
          <table:table-cell office:value-type="string">
            <text:p>B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Collison Nick</text:p>
          </table:table-cell>
          <table:table-cell office:value-type="string">
            <text:p>AP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Gibson Taj</text:p>
          </table:table-cell>
          <table:table-cell office:value-type="string">
            <text:p>AP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Grant Jerami</text:p>
          </table:table-cell>
          <table:table-cell office:value-type="string">
            <text:p>A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Huestis Josh</text:p>
          </table:table-cell>
          <table:table-cell office:value-type="string">
            <text:p>A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Kanter Enes</text:p>
          </table:table-cell>
          <table:table-cell office:value-type="string">
            <text:p>P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McDermott Doug</text:p>
          </table:table-cell>
          <table:table-cell office:value-type="string">
            <text:p>A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Oladipo Victor</text:p>
          </table:table-cell>
          <table:table-cell office:value-type="string">
            <text:p>B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Roberson Andre</text:p>
          </table:table-cell>
          <table:table-cell office:value-type="string">
            <text:p>E-A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Sabonis Domantas</text:p>
          </table:table-cell>
          <table:table-cell office:value-type="string">
            <text:p>AP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Singler Kyle</text:p>
          </table:table-cell>
          <table:table-cell office:value-type="string">
            <text:p>E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Westbrook Russell</text:p>
          </table:table-cell>
          <table:table-cell office:value-type="string">
            <text:p>B</text:p>
          </table:table-cell>
          <table:table-cell office:value-type="string">
            <text:p>Oklahoma Thunder</text:p>
          </table:table-cell>
        </table:table-row>
        <table:table-row table:style-name="ro2">
          <table:table-cell office:value-type="string">
            <text:p>Allen Tony</text:p>
          </table:table-cell>
          <table:table-cell office:value-type="string">
            <text:p>E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Baldwin Wade</text:p>
          </table:table-cell>
          <table:table-cell office:value-type="string">
            <text:p>B-E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Carter Vince</text:p>
          </table:table-cell>
          <table:table-cell office:value-type="string">
            <text:p>E-A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Conle Mike</text:p>
          </table:table-cell>
          <table:table-cell office:value-type="string">
            <text:p>B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Daniels Troy</text:p>
          </table:table-cell>
          <table:table-cell office:value-type="string">
            <text:p>B-E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Davis Deyonta</text:p>
          </table:table-cell>
          <table:table-cell office:value-type="string">
            <text:p>AP-P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Ennis James</text:p>
          </table:table-cell>
          <table:table-cell office:value-type="string">
            <text:p>A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Gasol Marc</text:p>
          </table:table-cell>
          <table:table-cell office:value-type="string">
            <text:p>P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Green JaMychal</text:p>
          </table:table-cell>
          <table:table-cell office:value-type="string">
            <text:p>A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Harrison Andrew</text:p>
          </table:table-cell>
          <table:table-cell office:value-type="string">
            <text:p>B-E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Martin Jarell</text:p>
          </table:table-cell>
          <table:table-cell office:value-type="string">
            <text:p>A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Parsons Chandler</text:p>
          </table:table-cell>
          <table:table-cell office:value-type="string">
            <text:p>A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Randolph Zach</text:p>
          </table:table-cell>
          <table:table-cell office:value-type="string">
            <text:p>AP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Selden Jr Wayne</text:p>
          </table:table-cell>
          <table:table-cell office:value-type="string">
            <text:p>E-A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Wright Brandan</text:p>
          </table:table-cell>
          <table:table-cell office:value-type="string">
            <text:p>AP-P</text:p>
          </table:table-cell>
          <table:table-cell office:value-type="string">
            <text:p>Memphis Grizzlies</text:p>
          </table:table-cell>
        </table:table-row>
        <table:table-row table:style-name="ro2">
          <table:table-cell office:value-type="string">
            <text:p>Aminu Al-Farouq</text:p>
          </table:table-cell>
          <table:table-cell office:value-type="string">
            <text:p>A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Connaughton Pat</text:p>
          </table:table-cell>
          <table:table-cell office:value-type="string">
            <text:p>B-E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Crabbe Allen</text:p>
          </table:table-cell>
          <table:table-cell office:value-type="string">
            <text:p>E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Davis Ed</text:p>
          </table:table-cell>
          <table:table-cell office:value-type="string">
            <text:p>AP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Ezeli Festus</text:p>
          </table:table-cell>
          <table:table-cell office:value-type="string">
            <text:p>P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Harkless Maurice</text:p>
          </table:table-cell>
          <table:table-cell office:value-type="string">
            <text:p>A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Layman Jake</text:p>
          </table:table-cell>
          <table:table-cell office:value-type="string">
            <text:p>A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Leonard Meyers</text:p>
          </table:table-cell>
          <table:table-cell office:value-type="string">
            <text:p>P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Lillard Damian</text:p>
          </table:table-cell>
          <table:table-cell office:value-type="string">
            <text:p>B-E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McCollum C.J</text:p>
          </table:table-cell>
          <table:table-cell office:value-type="string">
            <text:p>B-E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Napier Shabazz</text:p>
          </table:table-cell>
          <table:table-cell office:value-type="string">
            <text:p>B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Plumlee Mason</text:p>
          </table:table-cell>
          <table:table-cell office:value-type="string">
            <text:p>P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Quarterman Tim</text:p>
          </table:table-cell>
          <table:table-cell office:value-type="string">
            <text:p>B-E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Turner Evan</text:p>
          </table:table-cell>
          <table:table-cell office:value-type="string">
            <text:p>E-A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Vonleh Noah</text:p>
          </table:table-cell>
          <table:table-cell office:value-type="string">
            <text:p>A</text:p>
          </table:table-cell>
          <table:table-cell office:value-type="string">
            <text:p>Portland Trail Blazers</text:p>
          </table:table-cell>
        </table:table-row>
        <table:table-row table:style-name="ro2">
          <table:table-cell office:value-type="string">
            <text:p>Arthur Darrell</text:p>
          </table:table-cell>
          <table:table-cell office:value-type="string">
            <text:p>A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Barton Will</text:p>
          </table:table-cell>
          <table:table-cell office:value-type="string">
            <text:p>B-E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Beasley Malik</text:p>
          </table:table-cell>
          <table:table-cell office:value-type="string">
            <text:p>B-E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Chandler Wilson</text:p>
          </table:table-cell>
          <table:table-cell office:value-type="string">
            <text:p>A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Faried Kenneth</text:p>
          </table:table-cell>
          <table:table-cell office:value-type="string">
            <text:p>AP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Gallinari Danilo</text:p>
          </table:table-cell>
          <table:table-cell office:value-type="string">
            <text:p>A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Gharris Gary</text:p>
          </table:table-cell>
          <table:table-cell office:value-type="string">
            <text:p>E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Hernangomez Juancho</text:p>
          </table:table-cell>
          <table:table-cell office:value-type="string">
            <text:p>A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Jokic Nikola</text:p>
          </table:table-cell>
          <table:table-cell office:value-type="string">
            <text:p>P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Miller Mike</text:p>
          </table:table-cell>
          <table:table-cell office:value-type="string">
            <text:p>E-A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Mudiay Emmanuel</text:p>
          </table:table-cell>
          <table:table-cell office:value-type="string">
            <text:p>B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Murray Jamal</text:p>
          </table:table-cell>
          <table:table-cell office:value-type="string">
            <text:p>B-E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Nelson Jammer</text:p>
          </table:table-cell>
          <table:table-cell office:value-type="string">
            <text:p>B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Plumlee Mason</text:p>
          </table:table-cell>
          <table:table-cell office:value-type="string">
            <text:p>P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Stokes Jarnell</text:p>
          </table:table-cell>
          <table:table-cell office:value-type="string">
            <text:p>AP-P</text:p>
          </table:table-cell>
          <table:table-cell office:value-type="string">
            <text:p>Denver Nuggets</text:p>
          </table:table-cell>
        </table:table-row>
        <table:table-row table:style-name="ro2">
          <table:table-cell office:value-type="string">
            <text:p>Ajinca Alexis</text:p>
          </table:table-cell>
          <table:table-cell office:value-type="string">
            <text:p>P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Asik Omer</text:p>
          </table:table-cell>
          <table:table-cell office:value-type="string">
            <text:p>P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Casspi Omri</text:p>
          </table:table-cell>
          <table:table-cell office:value-type="string">
            <text:p>A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Cousins DeMarcus</text:p>
          </table:table-cell>
          <table:table-cell office:value-type="string">
            <text:p>P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Cunningham Dante</text:p>
          </table:table-cell>
          <table:table-cell office:value-type="string">
            <text:p>A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Davis Anthony</text:p>
          </table:table-cell>
          <table:table-cell office:value-type="string">
            <text:p>AP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Diallo Cheick</text:p>
          </table:table-cell>
          <table:table-cell office:value-type="string">
            <text:p>A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Frazier Tim</text:p>
          </table:table-cell>
          <table:table-cell office:value-type="string">
            <text:p>B-E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Hill Solomon</text:p>
          </table:table-cell>
          <table:table-cell office:value-type="string">
            <text:p>A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Holiday Jrue</text:p>
          </table:table-cell>
          <table:table-cell office:value-type="string">
            <text:p>B-E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Moore Etwaun</text:p>
          </table:table-cell>
          <table:table-cell office:value-type="string">
            <text:p>B-E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Motiejunas Donatas</text:p>
          </table:table-cell>
          <table:table-cell office:value-type="string">
            <text:p>AP-P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Pondexter Quincy</text:p>
          </table:table-cell>
          <table:table-cell office:value-type="string">
            <text:p>A</text:p>
          </table:table-cell>
          <table:table-cell office:value-type="string">
            <text:p>New Orleans Pelicans</text:p>
          </table:table-cell>
        </table:table-row>
        <table:table-row table:style-name="ro2">
          <table:table-cell office:value-type="string">
            <text:p>Barea Jose Juan</text:p>
          </table:table-cell>
          <table:table-cell office:value-type="string">
            <text:p>B-E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Barnes Harrison</text:p>
          </table:table-cell>
          <table:table-cell office:value-type="string">
            <text:p>A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Bentil Ben</text:p>
          </table:table-cell>
          <table:table-cell office:value-type="string">
            <text:p>A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Brussino Nicolas</text:p>
          </table:table-cell>
          <table:table-cell office:value-type="string">
            <text:p>E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Cook Quinn</text:p>
          </table:table-cell>
          <table:table-cell office:value-type="string">
            <text:p>B-E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Curry Seth</text:p>
          </table:table-cell>
          <table:table-cell office:value-type="string">
            <text:p>B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Ferrell Yogi</text:p>
          </table:table-cell>
          <table:table-cell office:value-type="string">
            <text:p>B-E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Finney-Smith Dorian</text:p>
          </table:table-cell>
          <table:table-cell office:value-type="string">
            <text:p>A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Hammons A.J</text:p>
          </table:table-cell>
          <table:table-cell office:value-type="string">
            <text:p>P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Harris Devin</text:p>
          </table:table-cell>
          <table:table-cell office:value-type="string">
            <text:p>B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Matthews Wesley</text:p>
          </table:table-cell>
          <table:table-cell office:value-type="string">
            <text:p>E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Mejri Salah</text:p>
          </table:table-cell>
          <table:table-cell office:value-type="string">
            <text:p>P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Noel Nerlens</text:p>
          </table:table-cell>
          <table:table-cell office:value-type="string">
            <text:p>P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Nowitzki Dirk</text:p>
          </table:table-cell>
          <table:table-cell office:value-type="string">
            <text:p>AP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Powell Dwight</text:p>
          </table:table-cell>
          <table:table-cell office:value-type="string">
            <text:p>AP</text:p>
          </table:table-cell>
          <table:table-cell office:value-type="string">
            <text:p>Dallas Mavericks</text:p>
          </table:table-cell>
        </table:table-row>
        <table:table-row table:style-name="ro2">
          <table:table-cell office:value-type="string">
            <text:p>Aldrich Cole</text:p>
          </table:table-cell>
          <table:table-cell office:value-type="string">
            <text:p>P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Bjelica Nemanja</text:p>
          </table:table-cell>
          <table:table-cell office:value-type="string">
            <text:p>A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Dieng Gorgui</text:p>
          </table:table-cell>
          <table:table-cell office:value-type="string">
            <text:p>P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Dunn Kris</text:p>
          </table:table-cell>
          <table:table-cell office:value-type="string">
            <text:p>B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Hill Jordan</text:p>
          </table:table-cell>
          <table:table-cell office:value-type="string">
            <text:p>AP-P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Jones Tyus</text:p>
          </table:table-cell>
          <table:table-cell office:value-type="string">
            <text:p>B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LaVine Zach</text:p>
          </table:table-cell>
          <table:table-cell office:value-type="string">
            <text:p>B-E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Lucas III John</text:p>
          </table:table-cell>
          <table:table-cell office:value-type="string">
            <text:p>B-E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Muhammad Shabazz</text:p>
          </table:table-cell>
          <table:table-cell office:value-type="string">
            <text:p>E-A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Payne Adreian</text:p>
          </table:table-cell>
          <table:table-cell office:value-type="string">
            <text:p>AP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Pekovic Nikola</text:p>
          </table:table-cell>
          <table:table-cell office:value-type="string">
            <text:p>P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Rubio Ricky</text:p>
          </table:table-cell>
          <table:table-cell office:value-type="string">
            <text:p>B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Rush Brandon</text:p>
          </table:table-cell>
          <table:table-cell office:value-type="string">
            <text:p>E-A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Towns Karl-Anthony</text:p>
          </table:table-cell>
          <table:table-cell office:value-type="string">
            <text:p>P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Wiggins Andrew</text:p>
          </table:table-cell>
          <table:table-cell office:value-type="string">
            <text:p>E-A</text:p>
          </table:table-cell>
          <table:table-cell office:value-type="string">
            <text:p>Minnesota Timberwolves</text:p>
          </table:table-cell>
        </table:table-row>
        <table:table-row table:style-name="ro2">
          <table:table-cell office:value-type="string">
            <text:p>Afflalo Arron</text:p>
          </table:table-cell>
          <table:table-cell office:value-type="string">
            <text:p>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Cauley-Stein Willie</text:p>
          </table:table-cell>
          <table:table-cell office:value-type="string">
            <text:p>P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Collison Darren</text:p>
          </table:table-cell>
          <table:table-cell office:value-type="string">
            <text:p>B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Evans Tyreke</text:p>
          </table:table-cell>
          <table:table-cell office:value-type="string">
            <text:p>E-A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Galloway Langston</text:p>
          </table:table-cell>
          <table:table-cell office:value-type="string">
            <text:p>B-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Gay Rudy</text:p>
          </table:table-cell>
          <table:table-cell office:value-type="string">
            <text:p>A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Hield Buddy</text:p>
          </table:table-cell>
          <table:table-cell office:value-type="string">
            <text:p>B-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Koufos Kosta</text:p>
          </table:table-cell>
          <table:table-cell office:value-type="string">
            <text:p>P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Labissiere Skal</text:p>
          </table:table-cell>
          <table:table-cell office:value-type="string">
            <text:p>AP-P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Lawson Ty</text:p>
          </table:table-cell>
          <table:table-cell office:value-type="string">
            <text:p>B-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McLemore Ben</text:p>
          </table:table-cell>
          <table:table-cell office:value-type="string">
            <text:p>B-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Papagiannis Georgios</text:p>
          </table:table-cell>
          <table:table-cell office:value-type="string">
            <text:p>P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Richardson Malachi</text:p>
          </table:table-cell>
          <table:table-cell office:value-type="string">
            <text:p>B-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Temple Garret</text:p>
          </table:table-cell>
          <table:table-cell office:value-type="string">
            <text:p>E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Tolliver Anthony</text:p>
          </table:table-cell>
          <table:table-cell office:value-type="string">
            <text:p>A</text:p>
          </table:table-cell>
          <table:table-cell office:value-type="string">
            <text:p>Sacramento Kings</text:p>
          </table:table-cell>
        </table:table-row>
        <table:table-row table:style-name="ro2">
          <table:table-cell office:value-type="string">
            <text:p>Black Tarik</text:p>
          </table:table-cell>
          <table:table-cell office:value-type="string">
            <text:p>P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Brewer Corey</text:p>
          </table:table-cell>
          <table:table-cell office:value-type="string">
            <text:p>A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Ennis Tyler</text:p>
          </table:table-cell>
          <table:table-cell office:value-type="string">
            <text:p>E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Clarkson Jordan</text:p>
          </table:table-cell>
          <table:table-cell office:value-type="string">
            <text:p>E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Deng Luol</text:p>
          </table:table-cell>
          <table:table-cell office:value-type="string">
            <text:p>A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Ingram Brandon</text:p>
          </table:table-cell>
          <table:table-cell office:value-type="string">
            <text:p>A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Mozgov Timofey</text:p>
          </table:table-cell>
          <table:table-cell office:value-type="string">
            <text:p>P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Nance Larry</text:p>
          </table:table-cell>
          <table:table-cell office:value-type="string">
            <text:p>AP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Randle Julius</text:p>
          </table:table-cell>
          <table:table-cell office:value-type="string">
            <text:p>AP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Robinson Thomas</text:p>
          </table:table-cell>
          <table:table-cell office:value-type="string">
            <text:p>AP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Russell D Angelo</text:p>
          </table:table-cell>
          <table:table-cell office:value-type="string">
            <text:p>B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World Peace Metta</text:p>
          </table:table-cell>
          <table:table-cell office:value-type="string">
            <text:p>A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Young Nick</text:p>
          </table:table-cell>
          <table:table-cell office:value-type="string">
            <text:p>E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Zubac Ivica</text:p>
          </table:table-cell>
          <table:table-cell office:value-type="string">
            <text:p>P</text:p>
          </table:table-cell>
          <table:table-cell office:value-type="string">
            <text:p>Los Angeles Lakers</text:p>
          </table:table-cell>
        </table:table-row>
        <table:table-row table:style-name="ro2">
          <table:table-cell office:value-type="string">
            <text:p>Barbosa Leandro</text:p>
          </table:table-cell>
          <table:table-cell office:value-type="string">
            <text:p>B-E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Bender Dragan</text:p>
          </table:table-cell>
          <table:table-cell office:value-type="string">
            <text:p>AP-P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Bledsoe Eric</text:p>
          </table:table-cell>
          <table:table-cell office:value-type="string">
            <text:p>B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Booker Devin</text:p>
          </table:table-cell>
          <table:table-cell office:value-type="string">
            <text:p>B-E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Chandler Tyson</text:p>
          </table:table-cell>
          <table:table-cell office:value-type="string">
            <text:p>P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Chriss Marquese</text:p>
          </table:table-cell>
          <table:table-cell office:value-type="string">
            <text:p>A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Dudley Jared</text:p>
          </table:table-cell>
          <table:table-cell office:value-type="string">
            <text:p>E-A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Jones Derrick</text:p>
          </table:table-cell>
          <table:table-cell office:value-type="string">
            <text:p>A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Knight Brandon</text:p>
          </table:table-cell>
          <table:table-cell office:value-type="string">
            <text:p>B-E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Len Alex</text:p>
          </table:table-cell>
          <table:table-cell office:value-type="string">
            <text:p>P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Tucker P.J</text:p>
          </table:table-cell>
          <table:table-cell office:value-type="string">
            <text:p>A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Ulis Tyler</text:p>
          </table:table-cell>
          <table:table-cell office:value-type="string">
            <text:p>B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Warren T.J</text:p>
          </table:table-cell>
          <table:table-cell office:value-type="string">
            <text:p>A</text:p>
          </table:table-cell>
          <table:table-cell office:value-type="string">
            <text:p>Phoenix Suns</text:p>
          </table:table-cell>
        </table:table-row>
        <table:table-row table:style-name="ro2">
          <table:table-cell office:value-type="string">
            <text:p>Williams Alan</text:p>
          </table:table-cell>
          <table:table-cell office:value-type="string">
            <text:p>AP-P</text:p>
          </table:table-cell>
          <table:table-cell office:value-type="string">
            <text:p>Phoenix Suns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6/04/2017</text:date>, <text:time>13:17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32:35.69</meta:creation-date>
    <meta:generator>OpenOffice/4.1.3$Win32 OpenOffice.org_project/413m1$Build-9783</meta:generator>
    <dc:date>2017-04-06T13:17:08.49</dc:date>
    <meta:editing-duration>PT11H43M45S</meta:editing-duration>
    <meta:editing-cycles>22</meta:editing-cycles>
    <meta:document-statistic meta:table-count="3" meta:cell-count="1347" meta:object-count="0"/>
  </office:meta>
</office:document-meta>
</file>